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3" style:family="graphic" style:parent-style-name="Codigo_20_fuente">
      <style:graphic-properties fo:min-height="5.261cm"/>
    </style:style>
    <style:style style:name="gr4" style:family="graphic" style:parent-style-name="Codigo_20_fuente">
      <style:graphic-properties fo:min-height="11.688cm"/>
    </style:style>
    <style:style style:name="gr5" style:family="graphic" style:parent-style-name="Codigo_20_fuente">
      <style:graphic-properties draw:stroke="none" svg:stroke-color="#000000" draw:fill="none" draw:fill-color="#ffffff" draw:auto-grow-height="true" draw:auto-grow-width="false" fo:max-height="0cm" fo:min-height="7.533cm"/>
    </style:style>
    <style:style style:name="gr6" style:family="graphic" style:parent-style-name="Codigo_20_fuente">
      <style:graphic-properties draw:stroke="none" svg:stroke-color="#000000" draw:fill="none" draw:fill-color="#ffffff" draw:auto-grow-height="true" draw:auto-grow-width="false" fo:max-height="0cm" fo:min-height="5.261cm"/>
    </style:style>
    <style:style style:name="gr7" style:family="graphic" style:parent-style-name="Codigo_20_fuente">
      <style:graphic-properties draw:stroke="none" svg:stroke-color="#000000" draw:fill="none" draw:fill-color="#ffffff" draw:auto-grow-height="true" draw:auto-grow-width="false" fo:max-height="0cm" fo:min-height="6.397cm"/>
    </style:style>
    <style:style style:name="gr8" style:family="graphic" style:parent-style-name="Codigo_20_fuente">
      <style:graphic-properties draw:stroke="none" svg:stroke-color="#000000" draw:fill="none" draw:fill-color="#ffffff" draw:auto-grow-height="true" draw:auto-grow-width="false" fo:max-height="0cm" fo:min-height="2.98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stroke="none" draw:fill="none"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a breve introducción a Python.</text:p>
          </draw:text-box>
        </draw:frame>
        <draw:frame presentation:style-name="pr2" draw:text-style-name="P1" draw:layer="layout" svg:width="25.199cm" svg:height="12.179cm" svg:x="1.471cm" svg:y="8.141cm" presentation:class="subtitle" presentation:user-transformed="true">
          <draw:text-box>
            <text:p>Presentado por: Joksan Alvarado.</text:p>
            <text:p/>
            <text:p>En representación del Hacker Space San Salvador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 es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 pocas palabras: un lenguaje de alto nivel de propósito general.</text:p>
              </text:list-item>
              <text:list-item>
                <text:p>Creado en 1991 (hace 26 años!) por Guido van Rossum, quien ahora lidera la fundación del software Python.</text:p>
              </text:list-item>
              <text:list-item>
                <text:p>Es un lenguaje interpretado (no hace falta compilarlo).</text:p>
              </text:list-item>
              <text:list-item>
                <text:p>Es clasificado como un lenguaje de tipeo dinamico (duck typing) y fuer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cosistema de python.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Posee una comunidad de desarrollo extensa y fuerte, con miles de programadores en todo el mundo.</text:p>
              </text:list-item>
              <text:list-item>
                <text:p>Cuenta con librerias para toda clase de tareas.</text:p>
              </text:list-item>
              <text:list-item>
                <text:p>Ha sido porteado a una basta cantidad de sistemas operativos, incluidos los 3 “grandes” (Windows, Mac OS y Linux).</text:p>
              </text:list-item>
              <text:list-item>
                <text:p>Cuenta con múltiples implementaciones: Cpython, Pypy, stackless, micropython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cosistema de python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isten 2 versiones con soporte actualmente (Octubre 2017): La versión 2.7 (considerada legacy) y la versión 3.6 (ultima versión estable).</text:p>
              </text:list-item>
              <text:list-item>
                <text:p>A pesar de que se parecen mucho, el lenguaje de la versión 2 no es 100% compatible con la version 3.</text:p>
              </text:list-item>
              <text:list-item>
                <text:p>La versión 2.7 viene instalada por defecto en una porción considerable de distribuciones de linux.</text:p>
              </text:list-item>
              <text:list-item>
                <text:p>Es usado por las distribuciones como mecanismo de automatización de tareas de sistema o para implementar interfases de usuario (ej.: Linux Mint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ómo es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a archivos de texto con extensión .py</text:p>
              </text:list-item>
              <text:list-item>
                <text:p>Usa la indentación como mecanismo de separación de bloques, prestándose a una escritura de código elegante y fácil de leer.</text:p>
              </text:list-item>
              <text:list-item>
                <text:p>Las variables se crean directamente al usarlas (no requieren declaracion).</text:p>
              </text:list-item>
              <text:list-item>
                <text:p>Administra la memoria automáticamente (hace recolección de basura internamente).</text:p>
              </text:list-item>
              <text:list-item>
                <text:p>Los comentarios inician con un numeral (#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Ejemplos</text:p>
          </draw:text-box>
        </draw:frame>
        <draw:frame presentation:style-name="pr4" draw:layer="layout" svg:width="12.297cm" svg:height="1.944cm" svg:x="1.4cm" svg:y="4.914cm" presentation:class="outline" presentation:user-transformed="true">
          <draw:text-box>
            <text:list text:style-name="L2">
              <text:list-item>
                <text:p>Hola mundo: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Numeros del 1 al 10:</text:p>
              </text:list-item>
            </text:list>
          </draw:text-box>
        </draw:frame>
        <draw:frame draw:style-name="gr2" draw:text-style-name="P3" draw:layer="layout" svg:width="13.462cm" svg:height="1.187cm" svg:x="3.302cm" svg:y="18.288cm">
          <draw:text-box>
            <text:p/>
          </draw:text-box>
        </draw:frame>
        <draw:frame draw:style-name="gr3" draw:layer="layout" svg:width="11.3cm" svg:height="5.511cm" svg:x="1.4cm" svg:y="6.858cm">
          <draw:text-box>
            <text:p>def main():</text:p>
            <text:p><text:s text:c="2"/>print 'Hola mundo!'</text:p>
            <text:p><text:s/></text:p>
            <text:p>if __name__ == '__main__':</text:p>
            <text:p><text:s text:c="2"/>main()</text:p>
          </draw:text-box>
        </draw:frame>
        <draw:frame draw:style-name="gr4" draw:layer="layout" svg:width="11.3cm" svg:height="11.938cm" svg:x="14.732cm" svg:y="6.858cm">
          <draw:text-box>
            <text:p>i = 1</text:p>
            <text:p>while (i &lt;= 10):</text:p>
            <text:p><text:s text:c="2"/>print(i)</text:p>
            <text:p><text:s text:c="2"/>i = i + 1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ción de python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 caso de uso más típico es que se instala un interprete de python en el sistema operativo.</text:p>
              </text:list-item>
              <text:list-item>
                <text:p>Los programas se escriben con cualquier editor de texto.</text:p>
              </text:list-item>
              <text:list-item>
                <text:p>La operación más básica sólo requiere una terminal de texto.</text:p>
              </text:list-item>
              <text:list-item>
                <text:p>Para ejecutar un programa se invoca el interprete y se le pasa el nombre del archiv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ción de python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 el interprete se invoca sin argumentos, el mismo se ejecuta en modo REPL (Read Eval Print Loop), donde acepta comandos directamente desde la terminal de texto.</text:p>
              </text:list-item>
              <text:list-item>
                <text:p>Para sistemas con soporte de interfase gráfica, existen librerias que permiten crear programas con GUI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intaxis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ntencia if</text:p>
                <text:list>
                  <text:list-item>
                    <text:p>Permite la ejecución condicional de código.</text:p>
                  </text:list-item>
                  <text:list-item>
                    <text:p>Ejemplo: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5.24cm" svg:height="7.783cm" svg:x="3.556cm" svg:y="9.73cm">
          <draw:text-box>
            <text:p>if a == 1:</text:p>
            <text:p><text:s text:c="2"/>print(‘a es 1’)</text:p>
            <text:p>elif a == 2:</text:p>
            <text:p><text:s text:c="2"/>print(‘a es 2’)</text:p>
            <text:p>else:</text:p>
            <text:p><text:s text:c="2"/>print(‘a es otro valor’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xis.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tencia while</text:p>
                <text:list>
                  <text:list-item>
                    <text:p>Permite la ejecución indefinida de un bloque de código mientras una condición de cumpla.</text:p>
                  </text:list-item>
                  <text:list-item>
                    <text:p>Ejemplo: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1.59cm" svg:height="5.511cm" svg:x="3.556cm" svg:y="10.922cm">
          <draw:text-box>
            <text:p>i = 1</text:p>
            <text:p>while (i &lt;= 10):</text:p>
            <text:p><text:s text:c="2"/>print(i)</text:p>
            <text:p><text:s text:c="2"/>i = i + 1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xis.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tencia for</text:p>
                <text:list>
                  <text:list-item>
                    <text:p>Permite la repetición controlada de bloques de código.</text:p>
                  </text:list-item>
                  <text:list-item>
                    <text:p>Ejemplos: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9.652cm" svg:height="6.647cm" svg:x="3.556cm" svg:y="10.922cm">
          <draw:text-box>
            <text:p>for i in range(1, 11):</text:p>
            <text:p><text:s text:c="2"/>print(i)</text:p>
            <text:p/>
            <text:p>for i in "mensaje":</text:p>
            <text:p><text:s text:c="2"/>print(i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xis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ciones.</text:p>
                <text:list>
                  <text:list-item>
                    <text:p>Permiten organizar el codigo en unidades menores, facilitando el diseño.</text:p>
                  </text:list-item>
                  <text:list-item>
                    <text:p>Ejemplo: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20.574cm" svg:height="3.239cm" svg:x="3.556cm" svg:y="10.668cm">
          <draw:text-box>
            <text:p>def suma(a, b):</text:p>
            <text:p><text:s text:c="2"/>c = a + b</text:p>
            <text:p><text:s text:c="2"/>return c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as sobre la sintaxis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 carece de sentencia switch/case.</text:p>
              </text:list-item>
              <text:list-item>
                <text:p>Siempre que se inicia un bloque, la linea que lo precede termina con dos puntos (:).</text:p>
              </text:list-item>
              <text:list-item>
                <text:p>Las porciones elif y else son opcionales en una sentencia if.</text:p>
              </text:list-item>
              <text:list-item>
                <text:p>La sentencia for no hace conteos como en otros lenguajes, mas bien requiere un objeto iterable.</text:p>
              </text:list-item>
              <text:list-item>
                <text:p>Una funcion puede no retornar un valo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cturas de datos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as.</text:p>
                <text:list>
                  <text:list-item>
                    <text:p>Son secuencias de datos, que pueden accederse con un numero correlativo iniciando desde el 0.</text:p>
                  </text:list-item>
                  <text:list-item>
                    <text:p>Sus elementos pueden ser de cualquier tipo.</text:p>
                  </text:list-item>
                  <text:list-item>
                    <text:p>Se escriben usando corchetes.</text:p>
                  </text:list-item>
                  <text:list-item>
                    <text:p>Son mutables (modificables).</text:p>
                  </text:list-item>
                  <text:list-item>
                    <text:p>Ejemplo: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20.32cm" svg:height="3.239cm" svg:x="3.556cm" svg:y="15.24cm">
          <draw:text-box>
            <text:p>milista = [5, 7, “manzana”, 2.7]</text:p>
            <text:p>print(milista[0]) <text:s/>#imprime “5”</text:p>
            <text:p>milista[2] = ‘pera’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structuras de datos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uplas.</text:p>
                <text:list>
                  <text:list-item>
                    <text:p>Similares a las listas, pero se escriben usando parentesis.</text:p>
                  </text:list-item>
                  <text:list-item>
                    <text:p>Son inmutables (no pueden modificarse).</text:p>
                  </text:list-item>
                  <text:list-item>
                    <text:p>Son mas eficientes que las listas y se prefieren si la inmutabilidad no causa problemas.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22.098cm" svg:height="3.239cm" svg:x="3.556cm" svg:y="13.525cm">
          <draw:text-box>
            <text:p>mitupla = (5, 7, “manzana”, 2.7)</text:p>
            <text:p>print(mitupla[0]) <text:s/>#imprime “5” - se usan corchetes!</text:p>
            <text:p>mitupla[2] = ‘pera’ <text:s/>#No se puede!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cturas de datos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ccionarios.</text:p>
                <text:list>
                  <text:list-item>
                    <text:p>Se acceden usando claves (keys) que deben ser objetos inmutables (típicamente cadenas).</text:p>
                  </text:list-item>
                  <text:list-item>
                    <text:p>Como en las listas, sus elementos pueden ser de cualquier tipo.</text:p>
                  </text:list-item>
                  <text:list-item>
                    <text:p>Se escriben usando llaves y son mutables.</text:p>
                  </text:list-item>
                  <text:list-item>
                    <text:p>Ejemplo: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22.606cm" svg:height="3.239cm" svg:x="3.556cm" svg:y="14.732cm">
          <draw:text-box>
            <text:p>midic = { ‘nombre’: ‘Alicia’, ‘edad’: 27, ‘ojos’: ‘cafe’ }</text:p>
            <text:p>print(midic[‘nombre’]) <text:s/>#Imprime ‘Alicia’</text:p>
            <text:p>midic[‘edad’] = 28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cro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 una implementación de Python 3, específicamente diseñada para correr en sistemas embebidos.</text:p>
              </text:list-item>
              <text:list-item>
                <text:p>Soporta plataformas ARM Cortex M4 y Xtensa.</text:p>
              </text:list-item>
              <text:list-item>
                <text:p>Tarjetas soportadas: pyboard, wipy, módulos esp8266 y esp32.</text:p>
              </text:list-item>
              <text:list-item>
                <text:p>Soporta todas las características de su plataforma. Por ejemplo en la pyboard hay soprte de micro SD, mientras que para esp8266 soporta WiFi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ircuit Python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 un fork de Micro Python, creado por Adafruit Industries.</text:p>
              </text:list-item>
              <text:list-item>
                <text:p>Esta específicamente ideado para correr en plataformas basadas en ATSAMD21G18 (ARM Cortex M0).</text:p>
              </text:list-item>
              <text:list-item>
                <text:p>Corre en toda su linea de productos nombrados como “Express”. Ej.: Circuit Playground Express, Feather M0 Express, Metro M0 Express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igo_20_fuente" style:display-name="Codigo fuente" style:family="graphic" style:parent-style-name="headline">
      <style:graphic-properties draw:stroke-dash="Dashed_20__28_var_29__20_4" draw:fill-gradient-name="Gradient_20_2" draw:fill-hatch-name="Hatching_20_1" draw:fill-image-name="Bitmap_20_1" draw:auto-grow-height="true" draw:auto-grow-width="false" fo:max-height="0cm" fo:min-height="4.068cm">
        <text:list-style style:name="Codigo_20_fuente" style:display-name="Codigo fuent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14:13:13.970217658</meta:creation-date>
    <dc:date>2017-10-25T16:02:23.492973045</dc:date>
    <meta:editing-duration>PT1H10M</meta:editing-duration>
    <meta:editing-cycles>18</meta:editing-cycles>
    <meta:generator>LibreOffice/5.3.6.1$Linux_X86_64 LibreOffice_project/30m0$Build-1</meta:generator>
    <meta:document-statistic meta:object-count="104"/>
  </office:meta>
</office:document-meta>
</file>